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Description du cas «charger un livre existant »</text:span></text:p>
      <text:p text:style-name="P2">Identificateur :</text:p>
      <text:p text:style-name="Standard">Nom du cas : Charger un livre existant</text:p>
      <text:p text:style-name="Standard">Description : <text:s/>L'auteur charge un livre existant</text:p>
      <text:p text:style-name="Standard"><text:span text:style-name="T3">Acteurs : -</text:span> Auteur</text:p>
      <text:p text:style-name="Standard"></text:p>
      <text:p text:style-name="Standard"><text:span text:style-name="T2">Séquencement :</text:span></text:p>
      <text:p text:style-name="Standard"><text:span text:style-name="T4">Hypothèses :</text:span>- aucune</text:p>
      <text:p text:style-name="Standard"><text:span text:style-name="T1">Pré-conditions : </text:span>- aucune</text:p>
      <text:p text:style-name="P1">Scénario Nominal:</text:p>
      <text:p text:style-name="Standard">1. L'auteur donne un chemin d'accès vers un fichier</text:p>
      <text:p text:style-name="Standard">2. Le système vérifie que le format du fichier correspond à un livre</text:p>
      <text:p text:style-name="Standard">3. Le système charge le livre sélectionné</text:p>
      <text:p text:style-name="P1">Post-conditions :</text:p>
      <text:list xml:id="list1525281061" text:style-name="L1">
        <text:list-item>
          <text:p text:style-name="P3">Le livre sélectionné est chargé et affiché à l'écran.</text:p>
        </text:list-item>
      </text:list>
      <text:p text:style-name="Standard"><text:span text:style-name="T1">Exigences non-fonctionnelles :</text:span>- aucune</text:p>
      <text:p text:style-name="Standard"><text:span text:style-name="T1">Alternatives :</text:span>- aucune</text:p>
      <text:p text:style-name="Standard"><text:span text:style-name="T1">Exceptions :</text:span></text:p>
      <text:p text:style-name="Standard">- SE1 =&gt; en SN1 : l'auteur annule la sélection du livre, fin du cas</text:p>
      <text:p text:style-name="Standard">- SE2 =&gt; en SN2 : le fichier sélectionné n'est pas un livre, fin du cas</text:p>
      <text:p text:style-name="Standard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ENE REMI</meta:initial-creator>
    <meta:creation-date>2014-10-22T18:57:32</meta:creation-date>
    <dc:date>2014-10-22T19:07:19</dc:date>
    <dc:creator>CADENE REMI</dc:creator>
    <meta:editing-duration>PT8M3S</meta:editing-duration>
    <meta:editing-cycles>16</meta:editing-cycles>
    <meta:generator>LibreOffice/3.5$Linux_X86_64 LibreOffice_project/350m1$Build-2</meta:generator>
    <meta:document-statistic meta:table-count="0" meta:image-count="0" meta:object-count="0" meta:page-count="1" meta:paragraph-count="21" meta:word-count="124" meta:character-count="722" meta:non-whitespace-character-count="582"/>
  </office:meta>
</office:document-meta>
</file>